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1aeead" officeooo:paragraph-rsid="001aeead" style:font-size-asian="10pt" style:font-size-complex="10pt"/>
    </style:style>
    <style:style style:name="P3" style:family="paragraph" style:parent-style-name="Standard">
      <style:text-properties fo:font-size="10pt" officeooo:rsid="001aeead" officeooo:paragraph-rsid="001d0893" style:font-size-asian="10pt" style:font-size-complex="10pt"/>
    </style:style>
    <style:style style:name="P4" style:family="paragraph" style:parent-style-name="Standard">
      <style:text-properties fo:font-size="10pt" officeooo:rsid="001afe5f" officeooo:paragraph-rsid="001afe5f" style:font-size-asian="10pt" style:font-size-complex="10pt"/>
    </style:style>
    <style:style style:name="P5" style:family="paragraph" style:parent-style-name="Standard">
      <style:text-properties fo:font-size="10pt" officeooo:rsid="001afe5f" officeooo:paragraph-rsid="001d0893" style:font-size-asian="10pt" style:font-size-complex="10pt"/>
    </style:style>
    <style:style style:name="P6" style:family="paragraph" style:parent-style-name="Standard">
      <style:text-properties fo:font-size="10pt" officeooo:rsid="001c8e6d" officeooo:paragraph-rsid="001d0893" style:font-size-asian="10pt" style:font-size-complex="10pt"/>
    </style:style>
    <style:style style:name="P7" style:family="paragraph" style:parent-style-name="Standard">
      <style:text-properties fo:font-size="10pt" officeooo:rsid="0017b58f" officeooo:paragraph-rsid="0017b58f" style:font-size-asian="10pt" style:font-size-complex="10pt"/>
    </style:style>
    <style:style style:name="P8" style:family="paragraph" style:parent-style-name="Standard">
      <style:text-properties fo:font-size="10pt" officeooo:paragraph-rsid="001d0893" style:font-size-asian="10pt" style:font-size-complex="10pt"/>
    </style:style>
    <style:style style:name="T1" style:family="text">
      <style:text-properties officeooo:rsid="001aeea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0893" style:font-style-asian="italic" style:font-style-complex="italic"/>
    </style:style>
    <style:style style:name="T4" style:family="text">
      <style:text-properties officeooo:rsid="001c8e6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d08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as recently listening to Reb Nehemia teaching a class, and he mentioned</text:p>
      <text:p text:style-name="P1">the COVID 19 (on everyone's mind always!) and "<text:span text:style-name="T2">Social Distancing</text:span>". At that</text:p>
      <text:p text:style-name="P1">time he said "It should be '<text:span text:style-name="T2">Physical Distancing and Social Bonding</text:span>'... </text:p>
      <text:p text:style-name="P1"/>
      <text:p text:style-name="P1">I mentioned that <text:span text:style-name="T1">to my sister</text:span>, and she said "Efraim, that's great! You should</text:p>
      <text:p text:style-name="P1">get that all over the internet!"</text:p>
      <text:p text:style-name="P1"/>
      <text:p text:style-name="P2">I agree with her, and I think we also need to create a community – a </text:p>
      <text:p text:style-name="P2">physically distant, but social bonding community. And my next thought is</text:p>
      <text:p text:style-name="P2">if we are building a community, we should make sure we are helping </text:p>
      <text:p text:style-name="P2">disadvantaged people – in this case COVID 19 victims, <text:span text:style-name="T4">the victims of <text:line-break/>the virus, and the victims of the difficult social situation we are in</text:span>.</text:p>
      <text:p text:style-name="P2"/>
      <text:p text:style-name="P8">With that in mind, I started designing Shirts with the phrase “<text:span text:style-name="T3">Ph</text:span><text:span text:style-name="T2">ysical </text:span></text:p>
      <text:p text:style-name="P8"><text:span text:style-name="T2">Distancing and Social Bonding</text:span>'” on the front, and "COVID 19" on the </text:p>
      <text:p text:style-name="P8">back. Then I went on to build a website – <text:span text:style-name="T6">to build a community and </text:span></text:p>
      <text:p text:style-name="P8">to sell the shirts. </text:p>
      <text:p text:style-name="P1"/>
      <text:p text:style-name="P1">If you have any stories about "Physical Distancing and Social Bonding", </text:p>
      <text:p text:style-name="P1">that you would share - I would so appreciate it! If you have any thoughts</text:p>
      <text:p text:style-name="P1">on 'spreading the word' - I would so appreciate it!</text:p>
      <text:p text:style-name="P1"/>
      <text:p text:style-name="P1">My thought is that the stories create community. <text:span text:style-name="T1">As people hear/read the </text:span></text:p>
      <text:p text:style-name="P3">stories, they join the community. As more people join the community, </text:p>
      <text:p text:style-name="P3">more people will be bonding with people who may otherwise not have </text:p>
      <text:p text:style-name="P3">community.</text:p>
      <text:p text:style-name="P2"/>
      <text:p text:style-name="P4">I would like to ask you for three things:</text:p>
      <text:p text:style-name="P4">1) <text:s/>Go to my website, read it, and give me feedback and ideas for stories and writing.</text:p>
      <text:p text:style-name="P4">2) <text:s/>Pass this email on to your friends, and</text:p>
      <text:p text:style-name="P5">3) <text:s/>Purchase something from the website, and give me feedback on usability. <text:line-break/><text:line-break/><text:span text:style-name="T4">If you don’t want to purchase anything, I would still ask you to go to</text:span></text:p>
      <text:p text:style-name="P5"><text:span text:style-name="T4">the website and pretend like you do. There is no financial request until </text:span></text:p>
      <text:p text:style-name="P5"><text:span text:style-name="T4">the end. You can just close the page and it all goes away. The truth is, </text:span></text:p>
      <text:p text:style-name="P5"><text:span text:style-name="T4">I need people to tell me if they understand how to navigate the page! I think </text:span></text:p>
      <text:p text:style-name="P5"><text:span text:style-name="T4">it is clear – but then – I designed it!</text:span></text:p>
      <text:p text:style-name="P4"/>
      <text:p text:style-name="P6">Read the text and let me know if you think it is appropriate. </text:p>
      <text:p text:style-name="P6"><text:span text:style-name="T6">And please…. </text:span>Let me know what you think!</text:p>
      <text:p text:style-name="P4"/>
      <text:p text:style-name="P1">The website is: </text:p>
      <text:p text:style-name="Standard"><text:a xlink:type="simple" xlink:href="https://namethatthing.site/PDSocialBonding.html" office:target-frame-name="_blank" xlink:show="new" text:style-name="Internet_20_link" text:visited-style-name="Visited_20_Internet_20_Link"><text:span text:style-name="T5">https://namethatthing.site/</text:span></text:a></text:p>
      <text:p text:style-name="P1"/>
      <text:p text:style-name="P1">Thanks so much for your response!</text:p>
      <text:p text:style-name="P1">Best of the best,</text:p>
      <text:p text:style-name="P1"/>
      <text:p text:style-name="P4">Efraim Krug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6:16:21.950387517</meta:creation-date>
    <dc:date>2020-05-07T15:32:45.808574485</dc:date>
    <meta:editing-duration>PT14M2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5" meta:word-count="385" meta:character-count="2106" meta:non-whitespace-character-count="1729"/>
  </office:meta>
</office:document-meta>
</file>